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8bbc" officeooo:paragraph-rsid="001d8bbc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officeooo:rsid="001f7ad9" officeooo:paragraph-rsid="001f7ad9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203f34" officeooo:paragraph-rsid="00203f34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213d7a" officeooo:paragraph-rsid="00213d7a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232579" officeooo:paragraph-rsid="00232579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24ac3f" officeooo:paragraph-rsid="0024ac3f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2589cd" officeooo:paragraph-rsid="002589cd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259d93" officeooo:paragraph-rsid="00259d93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277af5" officeooo:paragraph-rsid="00277af5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28ea0d" officeooo:paragraph-rsid="0028ea0d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28f4f8" officeooo:paragraph-rsid="0028f4f8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adfe7" officeooo:paragraph-rsid="002adfe7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c2b87" officeooo:paragraph-rsid="002c2b87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daab8" officeooo:paragraph-rsid="002daab8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dd61d" officeooo:paragraph-rsid="002dd61d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edbf0" officeooo:paragraph-rsid="002edbf0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0b39c" officeooo:paragraph-rsid="0030b39c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1646e" officeooo:paragraph-rsid="0031646e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1d26d" officeooo:paragraph-rsid="0031d26d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23663" officeooo:paragraph-rsid="00323663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331aa" officeooo:paragraph-rsid="003331aa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3ec5a" officeooo:paragraph-rsid="0033ec5a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42d6b" officeooo:paragraph-rsid="00342d6b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43d11" officeooo:paragraph-rsid="00343d11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text-underline-style="none" fo:font-weight="normal" officeooo:rsid="00343d11" officeooo:paragraph-rsid="00343d11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text-underline-style="none" fo:font-weight="bold" officeooo:rsid="0035bfd9" officeooo:paragraph-rsid="0035bfd9" style:font-weight-asian="bold" style:font-weight-complex="bold"/>
    </style:style>
    <style:style style:name="T1" style:family="text">
      <style:text-properties officeooo:rsid="0031646e"/>
    </style:style>
    <style:style style:name="T2" style:family="text">
      <style:text-properties officeooo:rsid="00346b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 – Lezione 09 – 15/04/2015</text:p>
      <text:p text:style-name="P1"/>
      <text:p text:style-name="P1">Esercitazione su Knime</text:p>
      <text:p text:style-name="P1"/>
      <text:list xml:id="list4095414896022769409" text:style-name="L1">
        <text:list-item>
          <text:p text:style-name="P2">Crea un nuovo workflow</text:p>
        </text:list-item>
        <text:list-item>
          <text:p text:style-name="P3">Mette un nodo file reader</text:p>
        </text:list-item>
        <text:list-item>
          <text:p text:style-name="P3">Col tasto destro accedi alle opzioni e metti il path del file</text:p>
        </text:list-item>
        <text:list-item>
          <text:p text:style-name="P4">Importa il dataset dell'iris sul training, il file è data.trn</text:p>
        </text:list-item>
        <text:list-item>
          <text:p text:style-name="P4">Una volta che inserisci il path, il semaforo da rosso diventa giallo</text:p>
        </text:list-item>
        <text:list-item>
          <text:p text:style-name="P4">Quando esegui, il nodo ha letto il file </text:p>
        </text:list-item>
        <text:list-item>
          <text:p text:style-name="P4">I file ARFF sono quelli che ci servono per il contest</text:p>
        </text:list-item>
        <text:list-item>
          <text:p text:style-name="P5">Dopo i nodi di I/O, vede la categoria di nodi “MINING”</text:p>
        </text:list-item>
        <text:list-item>
          <text:p text:style-name="P6">Mette due nodi, quelli del decision tree learner e predictor</text:p>
        </text:list-item>
        <text:list-item>
          <text:p text:style-name="P6">Il learner ha un input, che devi collegare all'uscita del file reader di prima</text:p>
        </text:list-item>
        <text:list-item>
          <text:p text:style-name="P6">Sotto il gruppo data manipulation e poi in Convert &amp; Replace, ci sono due nodi che sono Number to String e viceversa, che mi permette di convertire nei modi detti</text:p>
        </text:list-item>
        <text:list-item>
          <text:p text:style-name="P7">L'output del LEARNER va nell'INPUT DEL PREDICTOR</text:p>
        </text:list-item>
        <text:list-item>
          <text:p text:style-name="P8">L'altro INPUT del PREDICTOR viene occupato dal SECONDO FILE READER che contiene i campioni di testing</text:p>
        </text:list-item>
        <text:list-item>
          <text:p text:style-name="P8">L'OUTPUT del PREDICTOR va in INPUT <text:s/>al nodo SCORER, che è quello che mi da le indicazioni di prestazioni effettive che ho nell'albero</text:p>
        </text:list-item>
        <text:list-item>
          <text:p text:style-name="P9">All'interno della configuraz. del tree learner posso scegliere se effett. o meno Pruning, sia prima che dopo la costruz. dell'albero (quella post si attiva col menu a tendina)</text:p>
        </text:list-item>
        <text:list-item>
          <text:p text:style-name="P9">Per vedere i contenuti di un file messo nel file reader, clic destro su file reader e premi su File Table</text:p>
        </text:list-item>
        <text:list-item>
          <text:p text:style-name="P10">Se modifichi il “min number per node” ad 1 ho delle foglie pure, però posso andare in overfitting</text:p>
        </text:list-item>
        <text:list-item>
          <text:p text:style-name="P10">Il risultato dello scorer è una “matrice di confusione” che mi indica se i campioni sono stati classificati correttamente o meno</text:p>
        </text:list-item>
        <text:list-item>
          <text:p text:style-name="P11">DEVI APPLICARE SEMPRE LE OPZIONI DELLO SCORER, ANCHE SE LASCI QUELLE PRECOMPILATE!!!!!!!</text:p>
        </text:list-item>
        <text:list-item>
          <text:p text:style-name="P12">E' possibile salvare su file l'intero grafico dell'albero</text:p>
        </text:list-item>
        <text:list-item>
          <text:p text:style-name="P12">Il percettr. multiliv., È SEMPRE LEARNER E PREDICTOR, si chiama MLP</text:p>
        </text:list-item>
        <text:list-item>
          <text:p text:style-name="P12">Nei file reader collegati ai Learner e predictor del MLP sono gli stessi dell'iris che abbiamo visto prima</text:p>
        </text:list-item>
        <text:list-item>
          <text:p text:style-name="P13">Nel settings del learner puoi ignorare o meno i val. mancanti (ignore missing values) e scegliere, tramite la voce “Muximum number of iterations”, il numero di EPOCHE</text:p>
        </text:list-item>
        <text:list-item>
          <text:p text:style-name="P14">Inserisce un MLP del pacchetto Weka</text:p>
        </text:list-item>
        <text:list-item>
          <text:p text:style-name="P15">Nell'MLP del pacchetto Weka se metti “a” nel campo hiddenLayers, mette un numero di layer pari al num. degli attrib.</text:p>
        </text:list-item>
        <text:list-item>
          <text:p text:style-name="P16">Fa la stessa cosa dell'MLP normale, solo con quello Weka</text:p>
        </text:list-item>
        <text:list-item>
          <text:p text:style-name="P16">Nella SVM mette come tipo di kernel C-SVC mentre nel primo caso, dove classifica male, mette il kernel lineare, mentre nel secondo caso l'RBF(radial basis...)</text:p>
        </text:list-item>
        <text:list-item>
          <text:p text:style-name="P17">Tra le varie manipolazioni c'è anche la possibilità di normalizzare i dati, e devo usare due nodi, NORMALIZER che prende i valori <text:span text:style-name="T1">del tr. set</text:span> in input e li normalizza, <text:span text:style-name="T1">generando un MODELLO DI NORMALIZZAZIONE</text:span>, <text:span text:style-name="T1">che devo poi applicare anche ai dati del test set</text:span> <text:span text:style-name="T1">e uso NORMALIZER APPLY per fare cio</text:span></text:p>
        </text:list-item>
        <text:list-item>
          <text:p text:style-name="P18">Usa il nodo AttributeSelectedClassifier di Weka e serve per la Feature Selection che abbiamo visto a lezione</text:p>
          <text:p text:style-name="P19">Se applico i metodi preimpostati, quello che fa è la feature selection e crea anche un <text:soft-page-break/>classificat. con le feature che sono state selezionate</text:p>
        </text:list-item>
        <text:list-item>
          <text:p text:style-name="P20">Si può effettuare anche l'estrazione delle feature, tramite PCA</text:p>
        </text:list-item>
        <text:list-item>
          <text:p text:style-name="P21">Apre un altro file reader con L'INTERO DATASET (iris.all)</text:p>
        </text:list-item>
        <text:list-item>
          <text:p text:style-name="P22">Guarda la differenza tra scatter plot senza pca e scatterplot con pca (quest ultimo deve avere come assi coordinati x e y PCA dimension 0 e 1)</text:p>
        </text:list-item>
        <text:list-item>
          <text:p text:style-name="P23">Se nel PCA Compute metti il dimensions to reduce, decidi di quante feature ridurre i dati in input, con la percentuale affianco di information loss</text:p>
        </text:list-item>
        <text:list-item>
          <text:p text:style-name="P24">Nell'X-partitioner posso scegliere il numero di validation e la tipologia di validation (random, stratificata o lineare) <text:span text:style-name="T2">mentre nell'Aggregator devo selezionare quale colonna è quella da elaborare (target) e quella che predico</text:span></text:p>
        </text:list-item>
      </text:list>
      <text:p text:style-name="P25"/>
      <text:p text:style-name="P25"/>
      <text:p text:style-name="P26">FINE LE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lo </meta:initial-creator>
    <meta:creation-date>2015-04-15T16:42:54.810442412</meta:creation-date>
    <dc:date>2015-04-15T18:23:25.398153127</dc:date>
    <dc:creator>Cralo </dc:creator>
    <meta:editing-duration>PT1H39M16S</meta:editing-duration>
    <meta:editing-cycles>27</meta:editing-cycles>
    <meta:generator>LibreOffice/4.2.7.2$Linux_x86 LibreOffice_project/420m0$Build-2</meta:generator>
    <meta:document-statistic meta:table-count="0" meta:image-count="0" meta:object-count="0" meta:page-count="2" meta:paragraph-count="38" meta:word-count="636" meta:character-count="3595" meta:non-whitespace-character-count="3028"/>
  </office:meta>
</office:document-meta>
</file>